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entaur1" svg:font-family="Centaur"/>
    <style:font-face style:name="Courier New" svg:font-family="'Courier New'"/>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list-style-name="WWNum3">
      <style:text-properties officeooo:paragraph-rsid="001ed938"/>
    </style:style>
    <style:style style:name="P2" style:family="paragraph" style:parent-style-name="Standard_20__28_user_29_">
      <style:text-properties style:font-name="Centaur" fo:font-weight="bold" officeooo:paragraph-rsid="001ed938" style:font-weight-asian="bold" style:font-weight-complex="bold"/>
    </style:style>
    <style:style style:name="P3" style:family="paragraph" style:parent-style-name="Standard_20__28_user_29_">
      <style:text-properties style:font-name="Centaur" officeooo:paragraph-rsid="001ed938"/>
    </style:style>
    <style:style style:name="P4" style:family="paragraph" style:parent-style-name="Standard_20__28_user_29_">
      <style:text-properties officeooo:paragraph-rsid="001ed938"/>
    </style:style>
    <style:style style:name="P5" style:family="paragraph" style:parent-style-name="Standard_20__28_user_29_">
      <style:paragraph-properties fo:margin-left="0.9846in" fo:margin-right="0in" fo:text-indent="0.0016in" style:auto-text-indent="false"/>
      <style:text-properties officeooo:paragraph-rsid="001ed938"/>
    </style:style>
    <style:style style:name="P6" style:family="paragraph" style:parent-style-name="Standard_20__28_user_29_">
      <style:paragraph-properties fo:margin-left="0.4925in" fo:margin-right="0in" fo:text-indent="0.0008in" style:auto-text-indent="false"/>
      <style:text-properties officeooo:paragraph-rsid="001ed938"/>
    </style:style>
    <style:style style:name="P7" style:family="paragraph" style:parent-style-name="Standard_20__28_user_29_">
      <style:paragraph-properties fo:margin-left="0.4925in" fo:margin-right="0in" fo:text-indent="0in" style:auto-text-indent="false"/>
      <style:text-properties style:font-name="Centaur" officeooo:paragraph-rsid="001ed938"/>
    </style:style>
    <style:style style:name="P8" style:family="paragraph" style:parent-style-name="Standard_20__28_user_29_">
      <style:paragraph-properties fo:margin-left="0.4925in" fo:margin-right="0in" fo:text-indent="0in" style:auto-text-indent="false"/>
      <style:text-properties officeooo:paragraph-rsid="001ed938"/>
    </style:style>
    <style:style style:name="T1" style:family="text">
      <style:text-properties style:font-name="Centaur"/>
    </style:style>
    <style:style style:name="T2" style:family="text">
      <style:text-properties style:font-name="Centau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e Age of Heroes</text:span></text:p>
      <text:p text:style-name="P2"/>
      <text:p text:style-name="P4"><text:span text:style-name="T1"><text:tab/>The state of the world:</text:span></text:p>
      <text:p text:style-name="P5"><text:span text:style-name="T1">Wysteria-- Amarth to the north and Telmello'kirma are dominated by the Agar'Quessir vampires. Orcs begin to form tribes just south of Amarth. The Ranqui is the seat of the Coie'Quessir empire. Eastron Wysteria is home to the Edain and Angren'edain.</text:span></text:p>
      <text:p text:style-name="P4"><text:span text:style-name="T1"><text:tab/><text:tab/>Annuntol-- The Annun'edain, Sunset'ai in common, and Annun'Quessir live on <text:tab/><text:tab/><text:tab/><text:tab/>the isles.</text:span></text:p>
      <text:p text:style-name="P5"><text:span text:style-name="T1">Ilia-- With Vecna's empire collapsed, the powerful cities and fortresses split into free holds, each warring against the others in a free-for-all to gain power.</text:span></text:p>
      <text:p text:style-name="P5"><text:span text:style-name="T1">Winterfall-- Summerzel is home to the Lai'Quessir, while the mainland is coveted by men. Lostondor, the isle to the east, lies untouched. The agathions have been forced north or into the oceans, and the Keveshkek have gone north of the isthmus as well.</text:span></text:p>
      <text:p text:style-name="P4"><text:span text:style-name="T1"><text:tab/><text:tab/></text:span></text:p>
      <text:p text:style-name="P4"><text:span text:style-name="T1">14,000-10,000 Years BSL-- The free holds of Ilia fight for dominance. The Mal'Quessir take back the Silver Lake in Dagor Entula (Battle of the Return) in 12,452 BSL and found Nenril (Water's Brilliance). They build the four fortresses around it. Orcs sail to Ilia, and land on the southern tip.</text:span></text:p>
      <text:p text:style-name="P4"><text:span text:style-name="T1">Angren'edain move north to the Godseye and found Yronlake with the help of the Neldani. They name themselves the Yronmen.</text:span></text:p>
      <text:p text:style-name="P4"><text:span text:style-name="T1">The Sunset'ai develop unique customs due to their isolation and mix with the Annun'Quessir.</text:span></text:p>
      <text:p text:style-name="P4"><text:span text:style-name="T1">The Lai'Quessir explore Lostondor.</text:span></text:p>
      <text:p text:style-name="P4"><text:span text:style-name="T1">Perigrad is founded by Finbar II Siail, the Wanderer King.</text:span></text:p>
      <text:p text:style-name="P4"><text:span text:style-name="T1">The Agar'Quessir push the Coie'Quessir out of Telmello'kirma.</text:span></text:p>
      <text:p text:style-name="P4"><text:span text:style-name="T1">Small, short-lived empires rise and fall in Ilia.</text:span></text:p>
      <text:p text:style-name="P4"><text:span text:style-name="T1">Some tieflings from Tirion sail west and land on the northern isle of Annuntol. They name themselves the Utari, and stay isolated.</text:span></text:p>
      <text:p text:style-name="P3"/>
      <text:p text:style-name="P4"><text:span text:style-name="T1">8,000 Years BSL-- Frost Giants move south through Amarth, unhindered by the Agar'Quessir. They force the orc tribes to move south into Wysteria. The orc's proximity to the Yronmen and Neldani causes skirmishes.</text:span></text:p>
      <text:p text:style-name="P4"><text:span text:style-name="T1">Angren'edain and Neldani begin a cohesive civilization in areas of central Wysteria.</text:span></text:p>
      <text:p text:style-name="P4"><text:span text:style-name="T1">Winterfall's humans explore Lostondor.</text:span></text:p>
      <text:p text:style-name="P4"><text:span text:style-name="T1">Two dragon eggs are found on Lostondor by the Lai'Quessir, war ensues over the eggs between the Lai'Quessir and the men on Lostondor. The war is later called the War of Fates.</text:span></text:p>
      <text:p text:style-name="P4"><text:span text:style-name="T1">The kingdom of Aamir is officially established in Wysteria by Badri the Mage.</text:span></text:p>
      <text:p text:style-name="P4"><text:span text:style-name="T1">In Ilia, Marcus Telivant kills the vile King of Rixes Jearys Romuli in a duel. Marcus becomes elevated to king.</text:span></text:p>
      <text:p text:style-name="P3"/>
      <text:p text:style-name="P4"><text:span text:style-name="T1">7,950 Years BSL-- Marcus Telivant, named The King's King Marcus I Telivant, expands the free-hold of Rixes to cover all land up to the Riverrun.</text:span></text:p>
      <text:p text:style-name="P3"/>
      <text:p text:style-name="P4"><text:soft-page-break/><text:span text:style-name="T1">7,900 Years BSL-- The orcs sack Yronlake and force the Yronmen south. The frost giants continue to move south, leaving Amarth and entering the northern reaches of Wysteria.</text:span></text:p>
      <text:p text:style-name="P4"><text:span text:style-name="T1">Around this time, Otoris is founded by Erdani in Ilia. It is ruled by Luta I Nero of the line of Decius Avitus, the Queen of the North, who is known for her masterful alliance with the Talath'cathwaith.</text:span></text:p>
      <text:p text:style-name="P4"><text:span text:style-name="T1">The War of Fates is ended when the Lai'Quessir invade Winterfall and sack Perigrad. At this time, the Third Keveshkek Empire rises in the north under Bahsh'Rhashkevik.</text:span></text:p>
      <text:p text:style-name="P3"/>
      <text:p text:style-name="P4"><text:span text:style-name="T1">7,850 Years BSL-- Tellef the Yronbeard leads a host of Yronmen and Neldani north. They push the orcs back behind the Spines of Winter and create the Black Keep. Vilmer Tellefsen, his son, treks north and single-handedly slays the frost giant king Hafmir. The frost giants move back into Amarth, followed by the orcs. Tellef and Vilmer and the Neldani raise the first Jotungard fortress to protect against future invasions.</text:span></text:p>
      <text:p text:style-name="P4"><text:span text:style-name="T1">Neldani carve out the labyrinth of tunnels in the Fenlands of Wysteria and set up their empire in the mountains there.</text:span></text:p>
      <text:p text:style-name="P4"><text:span text:style-name="T1">The Lai'Quessir's dragon eggs are stolen by the first Pirate King Awi'ai of the Sunset Isles. He takes the eggs back to the Isles. Awi'ai is a legendary thief and trickster.</text:span></text:p>
      <text:p text:style-name="P4"><text:span text:style-name="T1">After the weakening of Winterfall in the War of Fates, the Third Keveshkek Empire move south, and the war mage Bahsh'Rhashkevik calls upon the fell gods of cold to bring down an endless winter. This winter, The Darkening of Years, begins as the Keveshkek conquer Winterfall. The Lai'Quessir's short reign of Winterfall ends.</text:span></text:p>
      <text:p text:style-name="P4"><text:span text:style-name="T1">Auria I Nero becomes Queen in the North after her mother Luta I falls ill and dies in her old age.</text:span></text:p>
      <text:p text:style-name="P3"/>
      <text:p text:style-name="P4"><text:span text:style-name="T1">7,750 Years BSL-- Many of the inhabitants of Winterfall take refuge in the Underdark, building the great city known as Shandalar. The refugees are not welcomed by the Mori'Quessir, however the Duragar aid them in building the city. The Mori'Quessir name the men the De'edain. The men take it and name themselves the Denedain. Around this time a shard of the Architect surfaces in Winterfall.</text:span></text:p>
      <text:p text:style-name="P4"><text:span text:style-name="T1">King Erid Telivant of Rixes, the King of Shackles, exiles his child brother when a prophecy foretold that he would be killed by Lastus. Erid grows paranoid and begins to imprison all those whom he thinks could oppose him. Lastus is smuggled out of Rixes by a sly bard.</text:span></text:p>
      <text:p text:style-name="P3"/>
      <text:p text:style-name="P4"><text:span text:style-name="T1">7,700 Years BSL-- The Angren'edain of Central Wysteria move across The Rift and found villages on what would become the Conqueror's Coast.</text:span></text:p>
      <text:p text:style-name="P4"><text:span text:style-name="T1">Lastus Telivant founds Iant on the southern tip of Ilia at the age of 56. With the guidance of the bard who saved him, he made his way back to the court of Erid Telivant and confronted him. Erid, crazed, ordered his guards to kill Lastus. The guards, instead of obeying the King of Shackles, arrested him and cast him from Rixes's cliffs. Lastus took the crown as Lastus I Telivant, the King of the East and South. His rule unites Rixes and the newly-founded Iant.</text:span></text:p>
      <text:p text:style-name="P4"><text:soft-page-break/><text:span text:style-name="T1">Titania II Nero of Otoris founds the Appias Voculo, a special forces unit of elite lynx-folk and Eldani.</text:span></text:p>
      <text:p text:style-name="P4"><text:span text:style-name="T1">The Coie'Quessir King Ophiel comes to power at a young age in the Sunrise Lands. Ophiel and his two sisters, Sarakiel and Ramiel, prepare to invade Eastron Wysteria across the Nainin Sea. They form a pact with the Agar'Quessir.</text:span></text:p>
      <text:p text:style-name="P4"><text:span text:style-name="T1">A shard of the Architect in Winterfall enters the Underdark and makes contact with the people there. He is named Herya'roheren (He Who Possesses Luck), as all endeavors he attempts become successful.</text:span></text:p>
      <text:p text:style-name="P3"/>
      <text:p text:style-name="P4"><text:span text:style-name="T1">7,650-7,648 Years BSL-- Herya'roheren aids the Denedain in the Revolution of the Dawn. He teaches the Duragar to imbue their forges with powerful magics. The Morinuin rings with the hammers of the Duragar like bells in the dark. The hammers echo throughout the entirety of the continent, and the earth shudders at their beating. From the forges of magical fire, Herya'roheren draws the Dawnspear. With this artifact he rallies the Denedain to begin their quest to end the Darkening of Years. Armed and armored with equipment from the Duragar's forges, the Denedain ally with them to form the Transcendent Coalition of Winterfall. The Mori'Quessir do not partake in this bargain, as they have taken to worshiping the fell goddess Lolth.</text:span></text:p>
      <text:p text:style-name="P4"><text:span text:style-name="T1">The Denedain and Duragar usher from the Morinuin in the Revolution of the Dawn as the Denedain hero Freja Duke bears the Dawnspear. The Coalition surges throughout Numendor, eradicating all Keveshkek presence once again. The revolution throws down the Keveshkek throne in Winterfall and forces them back north. The Darkening of Years ends.</text:span></text:p>
      <text:p text:style-name="P4"><text:span text:style-name="T1">The Denedain Freja Duke founds The City of the Dawn as Winterfall's new capital. She is named The Ice Queen Freja I Duke, and decides to pass the Dawnspear down her line.</text:span></text:p>
      <text:p text:style-name="P4"><text:span text:style-name="T1">Freja builds the Great Barrier across the isthmus of Winterfall to prohibit the Keveshkek's from returning. She becomes the first in the Duke line of rulers.</text:span></text:p>
      <text:p text:style-name="P4"><text:span text:style-name="T1">Laelia I Nero becomes the Queen in the North.</text:span></text:p>
      <text:p text:style-name="P3"/>
      <text:p text:style-name="P4"><text:span text:style-name="T1">7,640 Years BSL-- The Appias Voculo are used in covert assassinations of the rulers of holds opposing Otoris. The head would be severed from the hold then the armies of Otoris would invade. With this tactic, Otoris was able to expand its control as far south as the ruins of Tartal. Its size placed it as the most powerful hold north of the Walls of Brund.</text:span></text:p>
      <text:p text:style-name="P4"><text:span text:style-name="T1">Ebun is carved into the walls of the Gorges of Olaea after the Lad'cathwaith shaman Naoko foresees the falling of a destructive meteor in Ilia.</text:span></text:p>
      <text:p text:style-name="P4"><text:span text:style-name="T1">Herya'roheren leaves Numendor for Wysteria, but remains in relative isolation.</text:span></text:p>
      <text:p text:style-name="P3"/>
      <text:p text:style-name="P4"><text:span text:style-name="T1">7,550 Years BSL-- The Elen'lanta begins. Along the horizon a great green star lingers in the sky, slowly approaching Ilia. This is seen as a great prophecy of doom by many, and lasts a generation. It can be seen on every continent.</text:span></text:p>
      <text:p text:style-name="P4"><text:span text:style-name="T1">Titania II Nero, daughter of Novia I Nero, becomes Queen in the North. Under the Elen'lanta, she begins a golden age for Otoris. She sails to Erresea and begins an alliance with the Mal'Quessir in Nenril.</text:span></text:p>
      <text:p text:style-name="P4"><text:soft-page-break/><text:span text:style-name="T1">Freja IV Duke, The Peacebringer Queen, welcomes the agathions back to the south, and aids them in their labors of reconstruction. In doing this, she founds Wintershine by the Lake of Fallen Stars.</text:span></text:p>
      <text:p text:style-name="P3"/>
      <text:p text:style-name="P4"><text:span text:style-name="T1">7,500 Years BSL-- King Ophiel the Conqueror takes the now receding Elen'lanta as a sign and invades Wysteria with a great host of grey elves. The Coie'Quessir land upon the shores of Wysteria with forces un-numbered under the light of the falling star. Jurgon III Tellefson fends off the host in the Black Keep by surviving a twenty year-long siege.</text:span></text:p>
      <text:p text:style-name="P4"><text:span text:style-name="T1">The Angren'edain are forced into submission as Ophiel moves across the continent.</text:span></text:p>
      <text:p text:style-name="P4"><text:span text:style-name="T1">The first fortress at King's Mark is founded.</text:span></text:p>
      <text:p text:style-name="P4"><text:span text:style-name="T1">Ophiel's Reach begins to be carved from mountains.</text:span></text:p>
      <text:p text:style-name="P4"><text:span text:style-name="T1">Badri the Mage of Aamir uses the ancient magic of the Rhun'waith to create Badri's Gate in defense against the advances of King Ophiel.</text:span></text:p>
      <text:p text:style-name="P4"><text:span text:style-name="T1">The City of the Dawn in Winterfall is renamed Duke City in honor of its founder.</text:span></text:p>
      <text:p text:style-name="P4"><text:span text:style-name="T1">Lastus III Telivant begins the construction of the Telivant Bridge in Iant, which will span the gap between Iant and the uncolonized isles to the south of Ilia.</text:span></text:p>
      <text:p text:style-name="P4"><text:span text:style-name="T1">The Elen'lanta comes to an end when the falling star hits the center of Ilia. In a mighty cataclysm, the star slammed into a mountain at the end of the Sea of Torment and created a massive bay. The mountain, exploded, rains down upon the areas around it, setting fire to the Plains of Moe.</text:span></text:p>
      <text:p text:style-name="P4"><text:span text:style-name="T1">Lastus III expands Rixes's control down to the Walls of Brund. Uldys is founded soon after the Elen'lanta falls.</text:span></text:p>
      <text:p text:style-name="P3"/>
      <text:p text:style-name="P4"><text:span text:style-name="T1">7,458 Years BSL-- The Great Alliance of Wysteria is formed between Neldani, Sunset'ai, Yronmen, and Aamirians to combat Ophiel and his sisters.</text:span></text:p>
      <text:p text:style-name="P4"><text:span text:style-name="T1">Orcs found Jaensai in what will become Etrun.</text:span></text:p>
      <text:p text:style-name="P3"/>
      <text:p text:style-name="P4"><text:span text:style-name="T1">7,456 Years BSL-- Yronmen flow down from the north, their longships raiding the Conqueror's Coast. Aamirian forces led by Badri the Mage move up the through the Fenlands. Sunset'ai armies, led by their empress Adia the Dragon Mother of the line of Awi'ai, land on Wysteria at the Reach. They march towards the fortress of Ophiel's Reach. Fire bellows from the mountains of Wysteria, and Neldani surge forth in great numbers, armored in adamantine and led by Khazal the Hammer. As the armies meet outside of King's Mark to lay their siege, a great host of Agar'Quessir and orcs and frost giants move down from the north, mounted upon the great beasts of Amarth. The great battle that ensues becomes known as Dagor Aegnor, or the Battle of Great Fire. The armies clash across Wysteria, and the continent becomes bathed in fire. From this fire, and by the will of Naa'roleith, the dragon eggs held by Adia the Dragon Mother crack and hatch, the first dragons wake in a magnificent state. The great dragons spread their massive wings and soar high over the mountains. The dragons, Uuranor and Isilme, bring together their powers and destroy the Agar'Quessir and Coie'Quessir armies.</text:span></text:p>
      <text:p text:style-name="P4"><text:span text:style-name="T1">Upon the floodplains of the Uriel river, Ophiel and his sisters confront Adia, Badri, and Khazal in single combat. Adia and Khazal kill Sarakiel before Ophiel's magnificent blade lays Khazal to rest. Ophiel is slain by Badri the Mage as the </text:span><text:soft-page-break/><text:span text:style-name="T1">dragons awaken. Ramiel, after slaying Badri the Mage, surrenders on the field to Adia as Uuranor and Isilme unleash their power.</text:span></text:p>
      <text:p text:style-name="P3"/>
      <text:p text:style-name="P4"><text:span text:style-name="T1">7,400 Years BSL-- The Great Alliance of Wysteria breaks up.</text:span></text:p>
      <text:p text:style-name="P4"><text:span text:style-name="T1">Coie'Quessir and Angren'edain merge in central Wysteria. They become the Ened'edain.</text:span></text:p>
      <text:p text:style-name="P4"><text:span text:style-name="T1">The Agar'Quessir Empire in Amarth declines.</text:span></text:p>
      <text:p text:style-name="P4"><text:span text:style-name="T1">The Sunset'ai rise into a golden age under Adia the Dragon Mother. The prince Astaelee and princess Melilya are raised with the dragons from their birth.</text:span></text:p>
      <text:p text:style-name="P4"><text:span text:style-name="T1">The continent is birthed anew from the fires of the dragons. This rebirth is known by Aamirians and elves as the Winya'nosta.</text:span></text:p>
      <text:p text:style-name="P4"><text:span text:style-name="T1">Freja VII Duke, known as Freja the Wise, ally with the Lai'Quessir in their settling of Lostondor. The joint colony Alyetal is founded.</text:span></text:p>
      <text:p text:style-name="P4"><text:span text:style-name="T1">Ophiel's Reach is completed.</text:span></text:p>
      <text:p text:style-name="P4"><text:span text:style-name="T1">Otoris begins a large-scale war with Rixes.</text:span></text:p>
      <text:p text:style-name="P3"/>
      <text:p text:style-name="P4"><text:span text:style-name="T1">7,390 Years BSL-- Otoris takes control of all of Rixes's land west of the Riverrun, including Uldys.</text:span></text:p>
      <text:p text:style-name="P4"><text:span text:style-name="T1">Winterfall begins to decline.</text:span></text:p>
      <text:p text:style-name="P3"/>
      <text:p text:style-name="P4"><text:span text:style-name="T1">7,250 Years BSL-- Runya'elee IV of the line of Lai'Quessir kings seeks to avenge the thievery of the dragon eggs by the Sunset'ai. He begins the Bombezi War by landing his army on Sunset'ai shores.</text:span></text:p>
      <text:p text:style-name="P4"><text:span text:style-name="T1">The Telivant Bridge in Iant is completed—it is the largest man-made structure in Ilia.</text:span></text:p>
      <text:p text:style-name="P4"><text:span text:style-name="T1">Winterfall breaks up into many free holds, the most prominent being Duke, Stonecross, and Eastgate.</text:span></text:p>
      <text:p text:style-name="P3"/>
      <text:p text:style-name="P4"><text:span text:style-name="T1">7,200 Years BSL-- Runya'elee IV and his armies are destroyed by Uuranor and Isilme. The royal line of Nessiviel ends. The throne of Summerzel taken by Vanya'lokte the Flower Queen.</text:span></text:p>
      <text:p text:style-name="P3"/>
      <text:p text:style-name="P4"><text:span text:style-name="T1">7,000-6,000 Years BSL-- The Yronmen name the north Helmer.</text:span></text:p>
      <text:p text:style-name="P4"><text:span text:style-name="T1">The Ened'edain form the King's Imperium in central Wysteria. The Imperium is controlled by a small council of Coie'Quessir headed by the elven king Seasa I.</text:span></text:p>
      <text:p text:style-name="P4"><text:span text:style-name="T1">Adia the Dragon Mother dies.</text:span></text:p>
      <text:p text:style-name="P4"><text:span text:style-name="T1">The Sunset'ai and Annun'Quessir ally to form the Sunset Federation. The Federation sets its rulers as Uuranor and Isilme. The Sunset Federation buys most of the desert west of Aamir from the Aamirians and the areas of coastline beneath and around the Reach from the Imperium. They also acquire the lands inside the Walls of Brund. The Brundi Sea is named. The Walls become the site of many valuable mines.</text:span></text:p>
      <text:p text:style-name="P4"><text:span text:style-name="T1">Lostondor's bay becomes the site of multiple cities, including Samnedithan and Anfaugluth.</text:span></text:p>
      <text:p text:style-name="P4"><text:span text:style-name="T1">Jaensai declares itself a shogunate under Ghaulgish the Invincible.</text:span></text:p>
      <text:p text:style-name="P4"><text:span text:style-name="T1">The borders of Otoris and Rixes fluctuate constantly, as wars take thousands of lives.</text:span></text:p>
      <text:p text:style-name="P4"><text:soft-page-break/><text:span text:style-name="T1">The control of Lostondor by Summerzel and Winterfall ends. Lostondor is its own free hold, with its capital at Alyetal.</text:span></text:p>
      <text:p text:style-name="P3"/>
      <text:p text:style-name="P4"><text:span text:style-name="T1">5,950 Years BSL-- The Jaensai shogunate begins a long-scale invasion to the north. The detailed plans would span three hundred years, and were formulated by Shogun Algudahk.</text:span></text:p>
      <text:p text:style-name="P6"><text:span text:style-name="T1">- Mithrin becomes king of the Mal'Quessir in Nenril. He seeks guidance from Ataranomin.</text:span></text:p>
      <text:p text:style-name="P3"/>
      <text:p text:style-name="P4"><text:span text:style-name="T1">5,650 Years BSL-- The Sunset Federation begins the slave trade from their southern shores on Eastron Wysteria. They enslave old tribes of Edain that formed along the coasts of the desert. The main slave routes are to the Ranqui Bay of the Coie'Quessir and Lostondor.</text:span></text:p>
      <text:p text:style-name="P4"><text:span text:style-name="T1">The Coie'Quessir use the slaves to expand their empire to cover most of Sundo'kirma. As the Agar'Quessir empire continues to fade, the Coie'Quessir retake their lost lands to the north. The form the Sundon Empire under Emperor Cerviel, covering much of Sundo and Telmello’kirma.</text:span></text:p>
      <text:p text:style-name="P4"><text:span text:style-name="T1">Lostondor Bay becomes known as Slaver's Gulf.</text:span></text:p>
      <text:p text:style-name="P4"><text:span text:style-name="T1">The plans created by Shogun Algudahk come to completion with a massive multi-armed strike across all of southern Ilia. A short war, known as the the Great Blitz, ensues, and within a year, the skilled orcish warriors conquer the Plains of Moe and the Gaius Peninsula. In 5,658 BSL the shogun's armies conquer much of the lands surrounding Iant, however the city itself is not taken.</text:span></text:p>
      <text:p text:style-name="P4"><text:span text:style-name="T1">The Federal Brundi Sea becomes mostly inhabited by Annun'Quessir from Annuntol. The elves see the beauty of the sands and set up many desert temples. They develop into the Liste'Quessir.</text:span></text:p>
      <text:p text:style-name="P3"/>
      <text:p text:style-name="P4"><text:span text:style-name="T1">5,500 Years BSL-- After hundreds of years of relative stability Otoris takes much of Rixes's territory when Hedron the Kingslayer commits regicide, killing the entire Telivant royal family when he is corrupted by the Necromancer, Vecna's lich apprentice. The Telivant line in Rixes dies, however it lives on in Iant.</text:span></text:p>
      <text:p text:style-name="P4"><text:span text:style-name="T1">Numerius I Telivant declares Iant a separate free hold.</text:span></text:p>
      <text:p text:style-name="P4"><text:span text:style-name="T1">The King's Imperium and Aamir form an alliance.</text:span></text:p>
      <text:p text:style-name="P3"/>
      <text:p text:style-name="P4"><text:span text:style-name="T1">5,450 Years BSL-- Hedron the Kingslayer is raised as a lich by the Necromancer. He begins to push back against Otoris's influence.</text:span></text:p>
      <text:p text:style-name="P4"><text:span text:style-name="T1">After 200 years of orcish control, the Lad'cathwaith organize in rebellion against the Shogun. They are led by Akina the Silver.</text:span></text:p>
      <text:p text:style-name="P4"><text:span text:style-name="T1">Viceroy Lakil from Annuntol begins to set up heavy defenses in the gaps of the Walls of Brund.</text:span></text:p>
      <text:p text:style-name="P4"><text:span text:style-name="T1">The alliance between the King's Imperium and Aamir develops into the Imperial Aamirian Confederation.</text:span></text:p>
      <text:p text:style-name="P4"><text:span text:style-name="T1">Mear Reyes comes to power in Amarth—he brings renewed power to the fallen empire, and strengthens Amarth's borders and military.</text:span></text:p>
      <text:p text:style-name="P3"/>
      <text:p text:style-name="P4"><text:span text:style-name="T1">5,440 Years BSL-- Akina's rebellion is successful in throwing the orcs out of the Plains of Moe. Akina's Great Tribe is formed, uniting the Lad'cathwaith.</text:span></text:p>
      <text:p text:style-name="P4"><text:soft-page-break/><text:span text:style-name="T1">Hedron the Kingslayer forges an alliance with the Neldani in the Oronand—however only because the Neldani king, Melahn II, becomes greedy for the riches promised by Hedron.</text:span></text:p>
      <text:p text:style-name="P4"><text:span text:style-name="T1">The Imperial Aamirian Confederation, or IAC, extends its alliance to the northmen.</text:span></text:p>
      <text:p text:style-name="P3"/>
      <text:p text:style-name="P4"><text:span text:style-name="T1">5,400 Years BSL-- With an army equipped by dwaven smiths, Hedron pushes outwards from Rixes.</text:span></text:p>
      <text:p text:style-name="P3"/>
      <text:p text:style-name="P4"><text:span text:style-name="T1">5,390 Years BSL-- After ten years of war, Hedron pushes north close to the city of Otoris. Before he can take the city, however, a great host of Mal'Quessir led by Mithrin land on the west coast of the peninsula and attack him from his flank. Hedron is killed and his phylactery destroyed by Otoris's queen Titania III Nero. The Necromancer corrupts Mithrin, and the elf slays Titania III and razes Otoris. Turur I becomes King in Rixes, and makes an alliance with Mithrin. They form the Rhun'niasa, or the Eastern Alliance.</text:span></text:p>
      <text:p text:style-name="P3"/>
      <text:p text:style-name="P4"><text:span text:style-name="T1">5,360 Years BSL-- Turur is raised into lich hood by the Necromancer upon his death. The Eastern Alliance begins a conquest of Federal Brund, but fails. Turur builds his army with necromancy, adding all of those slain by him into his ranks.</text:span></text:p>
      <text:p text:style-name="P4"><text:span text:style-name="T1">Samith, Sam, I comes to power, named Samith the Gold, in the IAC, along with Enoch, Eno, I, named Enoch the Silver. They are known as the King Pair, and they raise the IAC to a great height in power, rivaling the Sundon Empire and the new Amarth. Samith is half Coie'Quessir and Enoch is of the royal blood of Aamir, therefore both are very long lived. Both mentor under Herya'rosintilya to become the greatest Kings who lived.</text:span></text:p>
      <text:p text:style-name="P3"/>
      <text:p text:style-name="P4"><text:span text:style-name="T1">5,200 Years BSL-- The Eastern Alliance takes the free hold of Arear, and wars upon the Great Tribe in the Plains of Moe.</text:span></text:p>
      <text:p text:style-name="P3"/>
      <text:p text:style-name="P4"><text:span text:style-name="T1">5,195 Years BSL-- The Eastern Alliance takes the Plans of Moe, and Mithrin slays Akina the Silver. The Alliance continues its conquest, now warring against the Shogunate under Algudahk V.</text:span></text:p>
      <text:p text:style-name="P3"/>
      <text:p text:style-name="P4"><text:span text:style-name="T1">5,150 Years BSL-- The Eastern Alliance takes Jaensai. The Mal'Quessir who settle in the area become known as Taur'Quessir.</text:span></text:p>
      <text:p text:style-name="P4"><text:span text:style-name="T1">Sam and Eno make an alliance with the Sunset Federation.</text:span></text:p>
      <text:p text:style-name="P3"/>
      <text:p text:style-name="P4"><text:span text:style-name="T1">5,120 Years BSL-- Turur and Mithrin attack Iant and slay Julian II Telivant. Julian's son is hidden from the invaders.</text:span></text:p>
      <text:p text:style-name="P4"><text:span text:style-name="T1">After threatening actions taken by Emperor Cerviel of the Sundon Empire, Sam and Eno carry out a plan. The Sunset Federation begins to replace the slaves shipped to the Sundon Empire with trained soldiers, discreetly sneaking an army into their cities.</text:span></text:p>
      <text:p text:style-name="P4"><text:span text:style-name="T1">Later that year, Mear Reyes creates the Endbringer, a demonic behemoth that he intends to use in the conquering of Wysteria.</text:span></text:p>
      <text:p text:style-name="P3"/>
      <text:p text:style-name="P4"><text:span text:style-name="T1">5,119 Years BSL-- The rope snaps in Wysteria as Cerviel simultaneously attacks Amarth and the IAC by sea. The soldier-slaves shipped into Cimusica, Sundon's </text:span><text:soft-page-break/><text:span text:style-name="T1">capital, execute a city-wide coup. Enoch, sneaked in as a slave, leads the historic battle that kills Emperor Cerviel. Naa'roleith also takes part in the battle, incognito. The empire does not fall, however, as Qaspiel I takes the crown from Tabris in Telmello'kirma. Taking both forces by surprise, Mear Reyes begins to lay siege to the Jotungard fortresses, Grabentrager, Jurgenstein, and Mengelstrom, with the Endbringer, and invades Telmello'kirma from the north. The Amarthian forces are led by Mercy. Samith defends the IAC from the Sundanese ships in a great naval battle. The IAC general in the north Peadair Vennerod heads the defense against the Endbringer.</text:span></text:p>
      <text:p text:style-name="P3"/>
      <text:p text:style-name="P4"><text:span text:style-name="T1">5, 118 Years BSL-- With Cimusica under IAC control, Enoch sets up a temporary military authority. Qaspiel gathers the remaining military force of Sundon in Tabris and goes on the defensive. Samith defeats the Sundonense armada, though with heavy casualties. He sails north to aid in the defense of Jotungard. Along the way, Samith's fleet is ambushed by Amarthian ships and he is taken captive. He is moved to the dungeons of Ithalas. The Amarthian army is pestered with small raids from the Sundonese. The raids fail, however, to stop the army from beginning a siege on Tabris.</text:span></text:p>
      <text:p text:style-name="P3"/>
      <text:p text:style-name="P4"><text:span text:style-name="T1">5,117 Years BSL—Jurgenstein and Mengelstrom of the Jotungard are destroyed by the Endbringer, and Peadair Vennerod is killed by it—but he was able to sever one of the beast's hands in a mighty duel. Edvin Roen takes the command and devises a strategy to lure the Endbringer back into Amarth using the remaining forces of the Jotungard. Enoch sails for the IAC and leaves Dahlia Jember as viceroy in Cimusica.</text:span></text:p>
      <text:p text:style-name="P4"><text:span text:style-name="T1">Edvin Roen's plan works, and the Endbringer is lured into Amarth. From there, Edvin's host moves back to the Jotengard in defense while Edvin himself takes it upon himself to lead the Endbringer on a chase throughout Amarth. Edvin is named Edvin the Beastheart. Edvin is joined in Amarth by Herya'roheren, who aids him in his evasions.</text:span></text:p>
      <text:p text:style-name="P4"><text:span text:style-name="T1">The Seige of Tabris continues, the impenetrable mountain fortress carved high in the Vaults of Telmello'kirma.</text:span></text:p>
      <text:p text:style-name="P3"/>
      <text:p text:style-name="P4"><text:span text:style-name="T1">5,116 Years BSL-- Eno begins to build a mighty army, the great host of the IAC, in King’s Mark. Mear Reyes, seeing that the seige is making little progress, takes many of his soldiers south towards Cimusica. Cimusica is besieged by the vampires.</text:span></text:p>
      <text:p text:style-name="P3"/>
      <text:p text:style-name="P4"><text:span text:style-name="T1">5,115 Years BSL-- Enoch begins to lead the great army of the IAC north into Amarth. A massive army of Coie'Quessir surge north from Tabris. Both armies head towards Ithalas. Soon after word of these movements reach Cimusica, Mercy pushes her army north.</text:span></text:p>
      <text:p text:style-name="P3"/>
      <text:p text:style-name="P4"><text:span text:style-name="T1">5,114 Years BSL-- Ithalas is flanked by the forces of Qaspiel and Enoch. The two armies work together to besiege the city; however, neither are allies. Enoch leads a small, elite task force into the city's dungeons to rescue Samith. After one month in the city, Samith is retrieved by Enoch. Enoch's second in command is killed during the escape, however. <text:s/>As soon as Samith is brought back to the IAC </text:span><text:soft-page-break/><text:span text:style-name="T1">encampment, Mercy's Amarthian army appears on the horizon. The two besieging armies ready themselves for the upcoming battle, Qaspiel at the head of the Sundonese, Sam and Eno at the head of the IAC. The moon rises high over the dark fields that night behind Mercy and her army. The three armies clash upon the barren wastes like waves in a maelstrom, a mighty storm swirling over their heads, a manifestation of the powerful energies emanating from below. In the midst of the fighting, a second Amarthian army marches forth from Ithalas led by the mighty Mear Reyes. Reyes towers above the waste, his power manifesting itself in his body. His mighty poleaxe sweeps forth, and men and elves fall before him. As the battle rages on, Edvin and Herya'roheren appear from the north astride a tamed Endbringer. Sam and Eno fight back to back against Mercy and Qaspiel in the center of the field. Hera'roba walks the battlefield towards the center where the heroes fight. The maelstrom escalates, and great tornadoes descend down into the thin cold air of the battlefield. Naa'roleith dances through the chaos, laughing from the tops of the spires. The shrieking laugh of Naa'roleith echoed throughout the canyons and spires and mountains of Amarth, and drive the weak mad, their minds deteriorating, spiraling into insanity. The darkness of the night disguises the soldiers, and allies kill allies as much as enemies kill enemies. Samith and Enoch raised their cries in opposition to Naa'roleith's laughter, and their voices fought like swords in the night. The might and glory of Sam and Eno staved the madness from them and the men around them as they warred. Enoch rent Mercy's mighty flail, however she drove a dagger into his side. As he bled, Enoch drove his spear into Mercy's heart, and the vampire fell. Samith was shot thrice by Qaspiel's elven arrows before his bow was sundered. Qaspiel fell then, pierced by Samith's sword. Then, through the fires of the battle, Reyes himself came upon Sam and Eno. His poleaxe swung first and fractured Eno's spear, next it swung and shattered Samith's shield. They danced then on the field a deadly dance of kings. With a hundred gashes Reyes fell then, to the dance of the King Pair. The Endbringer was brought low, and Edvin walked the ruined wastes with Herya'roheren. The King Pair lay back to back on the body-strewn fields, and they looked up at the sky. The clouds had cleared and in their absence shone the beauty of the night. The King Pair felt the kiss of Hera'roba then, and they closed their eyes. For a moment, all was silent and peaceful.</text:span></text:p>
      <text:p text:style-name="P4"><text:span text:style-name="T1">Naa'roleith's laughs still echo through Amarth, and those who reside there take to madness.</text:span></text:p>
      <text:p text:style-name="P4"><text:span text:style-name="T1">Ithalas is razed once again.</text:span></text:p>
      <text:p text:style-name="P3"/>
      <text:p text:style-name="P4"><text:span text:style-name="T1">5,100 Years BSL-- In Dagor Naurliste, Turur's undead armies and Mithrin's corrupt forces invade Federal Brund. They are met with a host of Liste'Quessir, however, as they fall upon the desert elves, a mighty army of Annun'Quessir joins the fight from the Sunset Isles. Led by the Annun'Quessir prince Astaelee and his sister Melilya, the Annun'Quessir bring hope to the Liste'Quessir. Astaelee, astride on Uuranor, and Melilya, astride on Isilme, shine as stars in the sand. Uuranor's breath scorches the desert, creating the vast Glass Fields of Brund. Despite the reinforcements, the great hosts of Turur and Mithrin began to overwhelm the Liste'Quessir. As the undead host of Turur and the corrupt armies of Mithrin draw close to victory, Hera'rocoia come from Winterfall, an angel in the dark, sets forth an army of winged angels from the clouds, summoned from Heaven. The angels </text:span><text:soft-page-break/><text:span text:style-name="T1">beat back the undead foes, however Mithrin rises above all in his slaughter. His sword drinks the pure blood and becomes ever more powerful in its hatred. Angelkiller, it is named by the Liste'Quessir, many of whom were felled by the blade. It was the sight of Melilya's beauty by Mithrin as she stood in front of him, however, that was said to change the dark elf's heart. He broke free of the Necromancer's corruption and turned against Turur. Angelkiller, infuriated by Mithrin's betrayal, slew him on the fields of glass. Turur took up the damned blade and drove it into Melilya's heart, slaying her. Astaelee, distraught at his sister's death, recklessly charged Turur. The lich turned into the charge, and Angelkiller took another life. Hera'rocoia descends as a great archangel upon the field of battle and is named Aina'lina, for as he falls upon the forces of evil a great melody is sung from the waves of angels. Aina'lina and his angels rout the armies of Turur, and Turur himself is destroyed in the holy energy of Aina'lina. Angelkiller, however, survived the battle and went back with the invaders to Rixes. The great dragon Uuranor followed the retreating undead back to Rixes, and razed the city with his flames, destroying the undead scourge and the city.</text:span></text:p>
      <text:p text:style-name="P4"><text:span text:style-name="T1">Amid the spires of the glass field, the hidden city of Heletal is founded by Hera'roilyasinta. He founds the city as a place of refuge for those seeking to escape from the known world.</text:span></text:p>
      <text:p text:style-name="P4"><text:span text:style-name="T1">Sunset'ai humans in Wysteria are led by Naa'roleith in rebellion against the Sunset Federation. They form the Talaali free holds.</text:span></text:p>
      <text:p text:style-name="P8"><text:span text:style-name="T1">-The city of Arcum is founded north of the ruins of Otoris.</text:span></text:p>
      <text:p text:style-name="P7"/>
      <text:p text:style-name="P4"><text:span text:style-name="T1">5,099 Years BSL—King Julian II Telivant is crowned in Iant.</text:span></text:p>
      <text:p text:style-name="P4"><text:span text:style-name="T1">Edvin the Beastheart, renamed Edvin the Valiant, and Haile, named Haile the Honorable, are crowned the King Pair of the IAC.</text:span></text:p>
      <text:p text:style-name="P4"><text:span text:style-name="T1">The vampire empire in Amarth collapses in its entirety.</text:span></text:p>
      <text:p text:style-name="P4"><text:span text:style-name="T1">Dahlia Jember of Cimusica is crowned Princess Dahlia I of Cimusica and Sundo'kirma. She creates the Principality of Cimusica on the Ranqui peninsula and over Sundo’kirma. Sundo’kirma becomes commonly known as Jembai.</text:span></text:p>
      <text:p text:style-name="P4"><text:span text:style-name="T1">The Sundon Empire lives on in Telmello'kirma under King Jael I, however it now goes by the name of the Theassian Empire. The capital is Tabris. Telmello’kirma becomes commonly known as Theas.</text:span></text:p>
      <text:p text:style-name="P4"><text:span text:style-name="T1">The Sunset Federation's alliance with the IAC ends.</text:span></text:p>
      <text:p text:style-name="P4"><text:span text:style-name="T1">Ultear emerges as the dominant power of Northern Ilia, as both Otoris and Rixes have fallen.</text:span></text:p>
      <text:p text:style-name="P3"/>
      <text:p text:style-name="P4"><text:span text:style-name="T1">5,020 Years BSL-- Camia of Wintershine, Toren of Eastgate, and Claus of Stonecross each come to power in their respective free holds around this time. They each secretly plot against the hold of Duke.</text:span></text:p>
      <text:p text:style-name="P3"/>
      <text:p text:style-name="P4"><text:span text:style-name="T1">5,014 Years BSL-- Camia, Toren, and Claus create an alliance, and begin to war with Duke. Toren marches from the east into the north, besieging Verdun. He is given the name Toren Snowbane. Camia of Wintershine leads a conquest south and lays siege to the castle Wyre.</text:span></text:p>
      <text:p text:style-name="P3"/>
      <text:p text:style-name="P4"><text:span text:style-name="T1">5,013 Years BSL-- Camia, Claus, and Toren Snowbane meet their hosts outside of Duke City. The Snowbane's army and the army of Camia storm the city, however </text:span><text:soft-page-break/><text:span text:style-name="T1">Claus of Stonecross betrays his allies and attacks them. The city falls, however Gwyn I Duke and her remaining forces are taken by Claus to Stonecross. Claus is named the Frosthaven by Camia and Toren Snowbane. The Dawnspear goes with Gwyn.</text:span></text:p>
      <text:p text:style-name="P3"/>
      <text:p text:style-name="P4"><text:span text:style-name="T1">5,012-5,004 BSL-- Camia and Toren Snowbane chase Claus the Frosthaven to Stonecross, and the great armies clash once again in the hills outside the city. Gwyn led her force into the fray with the Dawnspear raised, and the weapon shone with a great banishing light. Then, Herya'roheren returned to Numendor and stood beside Gwyn. The trio of Herya'roheren, Gwyn, and Claus the Frosthaven withstood the waves of Camia and Toren Snowbane. The siege of Stonecross lasted eight years before Camia and Toren Snowbane were killed in a great surge from Stonecross. Claus survives, and continues to rule Stonecross while Wintershine and Eastgate are ruled by the families of Camia and Toren. Duke City is governed by Gwyn once again.</text:span></text:p>
      <text:list xml:id="list3883509520" text:style-name="WWNum3">
        <text:list-item>
          <text:p text:style-name="P1"><text:span text:style-name="T1">The city of Pike is founded over the ashes of Rixes, and Erich I is crowned king of Pike, and is the first of the Hundred K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entaur1" svg:font-family="Centaur"/>
    <style:font-face style:name="Courier New" svg:font-family="'Courier New'"/>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ListLabel_20_19" style:display-name="ListLabel 19" style:family="text">
      <style:text-properties style:font-name="Centaur" fo:font-family="Centaur" style:font-family-generic="roman" style:font-pitch="variable" style:font-name-complex="Arial"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29in"/>
        </style:list-level-properties>
        <style:text-properties style:font-name="Centaur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29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29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29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9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29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29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29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2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5:09:15.877489323</meta:creation-date>
    <dc:date>2018-11-30T15:09:34.740492905</dc:date>
    <meta:editing-duration>PT19S</meta:editing-duration>
    <meta:editing-cycles>1</meta:editing-cycles>
    <meta:document-statistic meta:table-count="0" meta:image-count="0" meta:object-count="0" meta:page-count="11" meta:paragraph-count="138" meta:word-count="5066" meta:character-count="29986" meta:non-whitespace-character-count="25054"/>
    <meta:generator>LibreOffice/6.0.6.2$Linux_X86_64 LibreOffice_project/00m0$Build-2</meta:generator>
  </office:meta>
</office:document-meta>
</file>